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498cm"/>
    </style:style>
    <style:style style:name="Tabela1.D" style:family="table-column">
      <style:table-column-properties style:column-width="7.805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3" style:family="table-row">
      <style:table-row-properties style:min-row-height="0.6cm" fo:keep-together="auto"/>
    </style:style>
    <style:style style:name="Tabela1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4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style:font-name="Liberation Serif" officeooo:paragraph-rsid="000852e9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erif" officeooo:paragraph-rsid="000852e9" style:font-name-complex="Arial"/>
    </style:style>
    <style:style style:name="P3" style:family="paragraph" style:parent-style-name="Standard">
      <style:paragraph-properties fo:line-height="115%" fo:text-align="justify" style:justify-single-word="false"/>
      <style:text-properties style:use-window-font-color="true" style:font-name="Liberation Serif" officeooo:paragraph-rsid="000852e9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0852e9"/>
    </style:style>
    <style:style style:name="P5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8bb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2e9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0852e9"/>
    </style:style>
    <style:style style:name="P11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2e9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line-height="115%" fo:text-align="justify" style:justify-single-word="false"/>
      <style:text-properties officeooo:rsid="0003067a" officeooo:paragraph-rsid="000852e9"/>
    </style:style>
    <style:style style:name="P17" style:family="paragraph" style:parent-style-name="Text_20_body">
      <style:paragraph-properties fo:line-height="115%" fo:text-align="justify" style:justify-single-word="false"/>
      <style:text-properties officeooo:paragraph-rsid="000852e9"/>
    </style:style>
    <style:style style:name="P18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5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 style:list-style-name="L1">
      <style:paragraph-properties fo:line-height="115%" fo:text-align="justify" style:justify-single-word="false"/>
      <style:text-properties officeooo:rsid="0008a4dc" officeooo:paragraph-rsid="000852e9"/>
    </style:style>
    <style:style style:name="P20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 officeooo:paragraph-rsid="000852e9"/>
    </style:style>
    <style:style style:name="P21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 officeooo:paragraph-rsid="000852e9"/>
    </style:style>
    <style:style style:name="P22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 officeooo:paragraph-rsid="000852e9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b2416" officeooo:paragraph-rsid="000852e9"/>
    </style:style>
    <style:style style:name="P24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ce4c6" officeooo:paragraph-rsid="000852e9" style:font-style-asian="normal" style:font-style-complex="normal"/>
    </style:style>
    <style:style style:name="P25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e15a6" officeooo:paragraph-rsid="000852e9"/>
    </style:style>
    <style:style style:name="P26" style:family="paragraph" style:parent-style-name="Title" style:master-page-name="Standard">
      <style:paragraph-properties fo:line-height="115%" fo:text-align="center" style:justify-single-word="false" style:page-number="auto"/>
      <style:text-properties officeooo:rsid="0003067a" officeooo:paragraph-rsid="000852e9"/>
    </style:style>
    <style:style style:name="T1" style:family="text">
      <style:text-properties officeooo:rsid="0008a4dc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fo:language="pt" fo:country="BR" officeooo:rsid="0003067a" style:font-size-asian="12pt" style:font-size-complex="12pt"/>
    </style:style>
    <style:style style:name="T4" style:family="text">
      <style:text-properties officeooo:rsid="0003067a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officeooo:rsid="0008a4dc" style:font-weight-asian="bold" style:font-name-complex="Arial"/>
    </style:style>
    <style:style style:name="T7" style:family="text">
      <style:text-properties style:font-name-complex="Arial"/>
    </style:style>
    <style:style style:name="T8" style:family="text">
      <style:text-properties officeooo:rsid="000852e9" style:font-name-complex="Arial"/>
    </style:style>
    <style:style style:name="T9" style:family="text">
      <style:text-properties officeooo:rsid="000b2416"/>
    </style:style>
    <style:style style:name="T10" style:family="text">
      <style:text-properties style:use-window-font-color="true" style:font-name="Liberation Serif" officeooo:rsid="000b2416"/>
    </style:style>
    <style:style style:name="T11" style:family="text">
      <style:text-properties style:use-window-font-color="true" style:font-name="Liberation Serif" officeooo:rsid="000ce4c6"/>
    </style:style>
    <style:style style:name="T12" style:family="text">
      <style:text-properties officeooo:rsid="00157c2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0e18bb"/>
    </style:style>
    <style:style style:name="T15" style:family="text">
      <style:text-properties officeooo:rsid="000852e9"/>
    </style:style>
    <style:style style:name="T16" style:family="text">
      <style:text-properties fo:font-weight="normal" officeooo:rsid="000852e9" style:font-weight-asian="normal" style:font-name-complex="Arial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eclaração de Escopo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1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1">Versão</text:p>
          </table:table-cell>
          <table:table-cell table:style-name="Tabela1.B2" office:value-type="string">
            <text:p text:style-name="P13">Data</text:p>
          </table:table-cell>
          <table:table-cell table:style-name="Tabela1.B2" office:value-type="string">
            <text:p text:style-name="P13">Autor</text:p>
          </table:table-cell>
          <table:table-cell table:style-name="Tabela1.D2" office:value-type="string">
            <text:p text:style-name="P13">Notas da Revisão</text:p>
          </table:table-cell>
        </table:table-row>
        <table:table-row table:style-name="Tabela1.3">
          <table:table-cell table:style-name="Tabela1.A2" office:value-type="string">
            <text:p text:style-name="P12">1.0</text:p>
          </table:table-cell>
          <table:table-cell table:style-name="Tabela1.B3" office:value-type="string">
            <text:p text:style-name="P14">1<text:span text:style-name="T15">8</text:span>/<text:span text:style-name="T15">10</text:span>/2016</text:p>
          </table:table-cell>
          <table:table-cell table:style-name="Tabela1.B3" office:value-type="string">
            <text:p text:style-name="P15">Vinicius Ribeiro Morais</text:p>
          </table:table-cell>
          <table:table-cell table:style-name="Tabela1.D2" office:value-type="string">
            <text:p text:style-name="P14">Descrever o objetivo desse documento, <text:span text:style-name="T1">situação atual e justificativa do projeto, objetivo SMART, escopo do produto, exclusões do projeto.</text:span></text:p>
          </table:table-cell>
        </table:table-row>
      </table:table>
      <text:h text:style-name="P20" text:outline-level="1"/>
      <text:list xml:id="list5697286972307305571" text:style-name="WWNum1">
        <text:list-item>
          <text:h text:style-name="P21" text:outline-level="1">Obj<text:bookmark-start text:name="_Toc417921954"/>etivos deste documento<text:bookmark-end text:name="_Toc417921954"/></text:h>
        </text:list-item>
      </text:list>
      <text:p text:style-name="P10"><text:span text:style-name="T2"><text:tab/>Gerenciar o escopo do projeto requer um Plano de gerenciamento do escopo aprovado englobando os principais processos do escopo </text:span><text:span text:style-name="T3">abordado nesse termo</text:span><text:span text:style-name="T2">. </text:span></text:p>
      <text:h text:style-name="P22" text:outline-level="2"/>
      <text:list xml:id="list152022481658225" text:continue-numbering="true" text:style-name="WWNum1">
        <text:list-item>
          <text:h text:style-name="P21" text:outline-level="1"><text:bookmark-start text:name="_Toc383380604"/><text:bookmark-start text:name="_Toc417921955"/>Situação atual e justificativa do projeto<text:bookmark-end text:name="_Toc383380604"/><text:bookmark-end text:name="_Toc417921955"/></text:h>
        </text:list-item>
      </text:list>
      <text:p text:style-name="P3"><text:tab/><text:span text:style-name="T4"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span></text:p>
      <text:p text:style-name="P3"/>
      <text:list xml:id="list152021703150276" text:continue-numbering="true" text:style-name="WWNum1">
        <text:list-item>
          <text:h text:style-name="P21" text:outline-level="1"><text:bookmark-start text:name="_Toc383380605"/><text:bookmark-start text:name="_Toc417921956"/>Objetivos SMART e critérios de sucesso do projeto<text:bookmark-end text:name="_Toc383380605"/><text:bookmark-end text:name="_Toc417921956"/></text:h>
        </text:list-item>
      </text:list>
      <text:p text:style-name="P17"><text:tab/><text:span text:style-name="T1">O projeto será considerado um sucesso se atender a todos os critérios de aceitação de cada entrega, respeitar as restrições e cronograma de execução e principalmente atender os objetivos abaixo:</text:span></text:p>
      <text:list xml:id="list7836174643469565314" text:style-name="L1">
        <text:list-item>
          <text:p text:style-name="P19">Deve ser realizado pelo site do aplicativo o cadastro on-line do usuário.</text:p>
        </text:list-item>
        <text:list-item>
          <text:p text:style-name="P19">Deve ser possível a alteração do cadastro do usuário pelo site, inserindo apenas o campo que se deseja a alteração.</text:p>
        </text:list-item>
        <text:list-item>
          <text:p text:style-name="P19">O usuário deve receber um e-mail avisando qual alteração foi feita e que ela foi realizada com sucesso.</text:p>
        </text:list-item>
      </text:list>
      <text:list xml:id="list152021354897653" text:continue-list="list152021703150276" text:style-name="WWNum1">
        <text:list-item>
          <text:h text:style-name="P21" text:outline-level="1"><text:bookmark-start text:name="_Toc383380606"/><text:bookmark-start text:name="_Toc417921957"/>Escopo do Produto<text:bookmark-end text:name="_Toc383380606"/><text:bookmark-end text:name="_Toc417921957"/></text:h>
        </text:list-item>
      </text:list>
      <text:p text:style-name="P17"><text:tab/><text:span text:style-name="T4">A primeira entrega do projeto consiste em duas etapas: gerenciamento do cadastro de usuários. Abaixo encontra-se todos os requisitos com suas características que devem ser realizados nessa primeira etapa.</text:span></text:p>
      <text:p text:style-name="P17"/>
      <text:p text:style-name="P1"><text:span text:style-name="T5">RF. 1:</text:span><text:span text:style-name="T7"> Cadastro de Usuário.</text:span></text:p>
      <text:p text:style-name="P2">Descrição: Os usuários do sistema poderão efetuar seu cadastro on-line pelo site.</text:p>
      <text:p text:style-name="P2">Entrada: CPF, E-mail e senha, <text:span text:style-name="T15">data de nascimento, sexo, R.G., unidade federativa e endereço </text:span><text:soft-page-break/><text:span text:style-name="T15">pessoal</text:span>.</text:p>
      <text:p text:style-name="P2">Processo: O cadastro será incluído no banco de dados.</text:p>
      <text:p text:style-name="P2">Saída: Mensagem de confirmação bem sucedido do cadastro caso tenha sido efetuado com sucesso, senão, mensagem de erro.</text:p>
      <text:p text:style-name="P2"/>
      <text:p text:style-name="P1"><text:span text:style-name="T5">RF. 2:</text:span><text:span text:style-name="T7"> </text:span><text:span text:style-name="T8">Login de Usuário</text:span><text:span text:style-name="T7">.</text:span></text:p>
      <text:p text:style-name="P2">Descrição: <text:span text:style-name="T15">Os usuários do sistema poderão efeturar o login on-line pelo site.</text:span></text:p>
      <text:p text:style-name="P2">Entrada: E-mail e senha.</text:p>
      <text:p text:style-name="P2">Processo: <text:span text:style-name="T15">O sistema verifica os campos para autenticar o usuário</text:span>.</text:p>
      <text:p text:style-name="P2">Saída: Mensagem de confirmação bem sucedido do <text:span text:style-name="T15">login e redirecionamento para a tela inicial.</text:span></text:p>
      <text:p text:style-name="P2"/>
      <text:p text:style-name="P1"><text:span text:style-name="T5">RF. 3: </text:span><text:span text:style-name="T16">Recuperação da senha do Usuário</text:span></text:p>
      <text:p text:style-name="P2">Descrição: <text:span text:style-name="T15">O usuário informa o e-mail para a recuperação da senha</text:span>.</text:p>
      <text:p text:style-name="P2">Entrada: <text:span text:style-name="T15">Novo campo para inserção da nova senha</text:span>.</text:p>
      <text:p text:style-name="P2">Processo: Atualização d<text:span text:style-name="T15">a senha no</text:span> banco de dados.</text:p>
      <text:p text:style-name="P2">Saída: Mensagem de confirmação bem sucedido da modificação <text:span text:style-name="T15">da senha</text:span> caso tenha sido efetuado com sucesso, senão, mensagem de erro.</text:p>
      <text:p text:style-name="P2"/>
      <text:p text:style-name="P1"><text:span text:style-name="T5">RF. </text:span><text:span text:style-name="T6">4</text:span><text:span text:style-name="T7"> </text:span><text:span text:style-name="T8">Alteração dos dados do Usuário</text:span></text:p>
      <text:p text:style-name="P2">Descrição: <text:span text:style-name="T15">Assim que o usuário efetuar o cadastro e logar na tela inicial, o mesmo poderá alterar o seu cadastro on-line.</text:span></text:p>
      <text:p text:style-name="P2">Entrada: <text:span text:style-name="T15">Campos que o usuário deseja alterar.</text:span></text:p>
      <text:p text:style-name="P2">Processo: Atualização do banco de dados.</text:p>
      <text:p text:style-name="P2">Saída: Mensagem de <text:span text:style-name="T15">confirmação de alteração dos dados</text:span>.</text:p>
      <text:p text:style-name="P3"/>
      <text:list xml:id="list152022404700742" text:continue-numbering="true" text:style-name="WWNum1">
        <text:list-item>
          <text:h text:style-name="P21" text:outline-level="1"><text:bookmark-start text:name="_Toc383380607"/><text:bookmark-start text:name="_Toc417921958"/>Exclusões do projeto / Fora do Escopo<text:bookmark-end text:name="_Toc383380607"/><text:bookmark-end text:name="_Toc417921958"/></text:h>
        </text:list-item>
      </text:list>
      <text:p text:style-name="P3"><text:tab/><text:span text:style-name="T9">Alguns itens não fazem parte do escopo do projeto, mas eles devem ser considerados e entendidos para não ocorrer nenhum erro:</text:span></text:p>
      <text:list xml:id="list1702373165523268904" text:style-name="L2">
        <text:list-item>
          <text:p text:style-name="P23">A interface do site deve ser simples. Para <text:s/>primeira entrega é preciso que tenha uma página inicial <text:span text:style-name="T15">com opções de cadastro e login.</text:span></text:p>
        </text:list-item>
        <text:list-item>
          <text:p text:style-name="P24">A especificação da página inicial deve conter tudo que pode ser feito no site e as regras de uso<text:span text:style-name="T9">.</text:span></text:p>
        </text:list-item>
      </text:list>
      <text:list xml:id="list152021541935788" text:continue-list="list152022404700742" text:style-name="WWNum1">
        <text:list-item>
          <text:h text:style-name="P21" text:outline-level="1"><text:bookmark-start text:name="_Toc402281711"/>Restrições<text:bookmark-end text:name="_Toc402281711"/></text:h>
        </text:list-item>
      </text:list>
      <text:p text:style-name="P4"><text:span text:style-name="T10"><text:tab/></text:span><text:span text:style-name="T11">Algumas restrições adotadas para o projeto deve ser consideradas:</text:span></text:p>
      <text:list xml:id="list152021391760836" text:continue-list="list1702373165523268904" text:style-name="L2">
        <text:list-item>
          <text:p text:style-name="P25">O tempo para a primeira entrega deve ser seguido a risca, para não atrasar as outras duas entregas.</text:p>
        </text:list-item>
        <text:list-item>
          <text:p text:style-name="P25">O serviço Web deverá ser implementado em P<text:span text:style-name="T12">HP</text:span>, utilizando como o banco de dados o Mysql. Se o implementador tiver dúvidas sobre o funcionamento de alguma parte do projeto , deverá perguntar diretamente ao gerente.</text:p>
        </text:list-item>
        <text:list-item>
          <text:p text:style-name="P25">O tempo máximo para a primeira entrega será de duas semanas. Caso termine antes, deverá ser iniciada a próxima etapa para a segunda entrega.</text:p>
        </text:list-item>
      </text:list>
      <text:list xml:id="list152021918513868" text:continue-list="list152021541935788" text:style-name="WWNum1">
        <text:list-item>
          <text:h text:style-name="P21" text:outline-level="1"><text:bookmark-start text:name="_Toc402281712"/>Premissas<text:bookmark-end text:name="_Toc402281712"/></text:h>
        </text:list-item>
      </text:list>
      <text:p text:style-name="P4"><text:span text:style-name="T13"><text:tab/></text:span><text:span text:style-name="T14">Para a primeira entrega é preciso da disponibilidade do testador e cliente durante 4 horas semanais durante duas semanas. Se eles não estiverem disponíveis, provavelmente, a entrega será </text:span><text:soft-page-break/><text:span text:style-name="T14">atrasada.</text:span></text:p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5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6">Participante</text:p>
          </table:table-cell>
          <table:table-cell table:style-name="Tabela2.B2" office:value-type="string">
            <text:p text:style-name="P7">Assinatura</text:p>
          </table:table-cell>
          <table:table-cell table:style-name="Tabela2.C2" office:value-type="string">
            <text:p text:style-name="P7">Data</text:p>
          </table:table-cell>
        </table:table-row>
        <table:table-row table:style-name="Tabela2.3">
          <table:table-cell table:style-name="Tabela2.A2" office:value-type="string">
            <text:p text:style-name="P18">Patrocinador do Projeto</text:p>
          </table:table-cell>
          <table:table-cell table:style-name="Tabela2.B2" office:value-type="string">
            <text:p text:style-name="P8">Reginaldo Ré</text:p>
          </table:table-cell>
          <table:table-cell table:style-name="Tabela2.C2" office:value-type="string">
            <text:p text:style-name="P8"><text:span text:style-name="T15">18</text:span>/<text:span text:style-name="T15">10</text:span>/2016</text:p>
          </table:table-cell>
        </table:table-row>
        <table:table-row table:style-name="Tabela2.3">
          <table:table-cell table:style-name="Tabela2.A2" office:value-type="string">
            <text:p text:style-name="P18">Gerente do Projeto</text:p>
          </table:table-cell>
          <table:table-cell table:style-name="Tabela2.B4" office:value-type="string">
            <text:p text:style-name="P9">Vinicius Ribeiro Morais</text:p>
          </table:table-cell>
          <table:table-cell table:style-name="Tabela2.C2" office:value-type="string">
            <text:p text:style-name="P8"><text:span text:style-name="T15">18</text:span>/<text:span text:style-name="T15">10</text:span>/2016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MORAIS</meta:initial-creator>
    <meta:creation-date>2016-10-18T15:02:50.345788148</meta:creation-date>
    <dc:date>2016-10-18T15:20:20.251328258</dc:date>
    <dc:creator>VINICIUS MORAIS</dc:creator>
    <meta:editing-duration>PT16M3S</meta:editing-duration>
    <meta:editing-cycles>2</meta:editing-cycles>
    <meta:generator>LibreOffice/5.0.5.2$Linux_X86_64 LibreOffice_project/00$Build-2</meta:generator>
    <meta:document-statistic meta:table-count="2" meta:image-count="0" meta:object-count="0" meta:page-count="3" meta:paragraph-count="62" meta:word-count="675" meta:character-count="4145" meta:non-whitespace-character-count="3538"/>
  </office:meta>
</office:document-meta>
</file>